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 fo:padding="0cm" fo:border="none"/>
    </style:style>
    <style:style style:name="T1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008080" style:font-name="JetBrains Mono" fo:font-size="10pt" fo:font-style="normal" fo:font-weight="bold" style:font-size-asian="10pt" style:font-style-asian="normal" style:font-weight-asian="bold"/>
    </style:style>
    <style:style style:name="T4" style:family="text">
      <style:text-properties fo:color="#8c8c8c" style:font-name="JetBrains Mono" fo:font-size="10pt" fo:font-style="italic" fo:font-weight="normal" style:font-size-asian="10pt" style:font-style-asian="italic" style:font-weight-asian="normal"/>
    </style:style>
    <style:style style:name="T5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b200b2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94558d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1750eb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60099" style:font-name="JetBrains Mono" fo:font-size="10pt" fo:font-style="normal" fo:font-weight="normal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rom </text:span><text:span text:style-name="T2">tkinter </text:span><text:span text:style-name="T1">import </text:span><text:span text:style-name="T2">*</text:span><text:line-break/><text:span text:style-name="T1">from </text:span><text:span text:style-name="T2">tkinter </text:span><text:span text:style-name="T1">import </text:span><text:span text:style-name="T2">filedialog</text:span><text:line-break/><text:span text:style-name="T1">from </text:span><text:span text:style-name="T2">pygame </text:span><text:span text:style-name="T1">import </text:span><text:span text:style-name="T2">mixer</text:span><text:line-break/><text:line-break/><text:span text:style-name="T2">mixer.init()</text:span><text:line-break/><text:span text:style-name="T2">mixer.music.load(</text:span><text:span text:style-name="T3">'/home/user/Downloads/rodwave/Rags-to-Riches.ogg'</text:span><text:span text:style-name="T2">) </text:span><text:span text:style-name="T4">#Loading Music File</text:span><text:line-break/><text:span text:style-name="T2">mixer.music.play() </text:span><text:span text:style-name="T4">#Playing Music with Pygame</text:span><text:line-break/><text:line-break/><text:line-break/><text:span text:style-name="T2">mixer.music.pause() </text:span><text:span text:style-name="T4">#pausing music file</text:span><text:line-break/><text:line-break/><text:span text:style-name="T2">mixer.music.unpause() </text:span><text:span text:style-name="T4">#unpausing music file</text:span><text:line-break/><text:line-break/><text:span text:style-name="T2">mixer.music.stop()</text:span><text:line-break/><text:line-break/><text:span text:style-name="T1">class </text:span><text:span text:style-name="T5">MusicPlayer</text:span><text:span text:style-name="T2">:</text:span><text:line-break/><text:span text:style-name="T2"> <text:s text:c="3"/></text:span><text:span text:style-name="T1">def </text:span><text:span text:style-name="T6">__init__</text:span><text:span text:style-name="T2">(</text:span><text:span text:style-name="T7">self</text:span><text:span text:style-name="T2">, window ):</text:span><text:line-break/><text:span text:style-name="T2"> <text:s text:c="7"/>window.geometry(</text:span><text:span text:style-name="T3">'320x100'</text:span><text:span text:style-name="T2">); window.title(</text:span><text:span text:style-name="T3">'Music Player: Rags to Riches'</text:span><text:span text:style-name="T2">); window.resizable(</text:span><text:span text:style-name="T8">0</text:span><text:span text:style-name="T2">,</text:span><text:span text:style-name="T8">0</text:span><text:span text:style-name="T2">)</text:span><text:line-break/><text:span text:style-name="T2"> <text:s text:c="7"/>Load = Button(window, </text:span><text:span text:style-name="T9">text </text:span><text:span text:style-name="T2">= </text:span><text:span text:style-name="T3">'Load'</text:span><text:span text:style-name="T2">, </text:span><text:span text:style-name="T9">width </text:span><text:span text:style-name="T2">= </text:span><text:span text:style-name="T8">10</text:span><text:span text:style-name="T2">, </text:span><text:span text:style-name="T9">font </text:span><text:span text:style-name="T2">= (</text:span><text:span text:style-name="T3">'Times'</text:span><text:span text:style-name="T2">, </text:span><text:span text:style-name="T8">10</text:span><text:span text:style-name="T2">), </text:span><text:span text:style-name="T9">command </text:span><text:span text:style-name="T2">= </text:span><text:span text:style-name="T7">self</text:span><text:span text:style-name="T2">.load)</text:span><text:line-break/><text:span text:style-name="T2"> <text:s text:c="7"/>Play = Button(window, </text:span><text:span text:style-name="T9">text </text:span><text:span text:style-name="T2">= </text:span><text:span text:style-name="T3">'Play'</text:span><text:span text:style-name="T2">, </text:span><text:span text:style-name="T9">width </text:span><text:span text:style-name="T2">= </text:span><text:span text:style-name="T8">10</text:span><text:span text:style-name="T2">,</text:span><text:span text:style-name="T9">font </text:span><text:span text:style-name="T2">= (</text:span><text:span text:style-name="T3">'Times'</text:span><text:span text:style-name="T2">, </text:span><text:span text:style-name="T8">10</text:span><text:span text:style-name="T2">), </text:span><text:span text:style-name="T9">command </text:span><text:span text:style-name="T2">= </text:span><text:span text:style-name="T7">self</text:span><text:span text:style-name="T2">.play)</text:span><text:line-break/><text:span text:style-name="T2"> <text:s text:c="7"/>Pause = Button(window,</text:span><text:span text:style-name="T9">text </text:span><text:span text:style-name="T2">= </text:span><text:span text:style-name="T3">'Pause'</text:span><text:span text:style-name="T2">, </text:span><text:span text:style-name="T9">width </text:span><text:span text:style-name="T2">= </text:span><text:span text:style-name="T8">10</text:span><text:span text:style-name="T2">, </text:span><text:span text:style-name="T9">font </text:span><text:span text:style-name="T2">= (</text:span><text:span text:style-name="T3">'Times'</text:span><text:span text:style-name="T2">, </text:span><text:span text:style-name="T8">10</text:span><text:span text:style-name="T2">), </text:span><text:span text:style-name="T9">command </text:span><text:span text:style-name="T2">= </text:span><text:span text:style-name="T7">self</text:span><text:span text:style-name="T2">.pause)</text:span><text:line-break/><text:span text:style-name="T2"> <text:s text:c="7"/>Stop = Button(window ,</text:span><text:span text:style-name="T9">text </text:span><text:span text:style-name="T2">= </text:span><text:span text:style-name="T3">'Stop'</text:span><text:span text:style-name="T2">, </text:span><text:span text:style-name="T9">width </text:span><text:span text:style-name="T2">= </text:span><text:span text:style-name="T8">10</text:span><text:span text:style-name="T2">, </text:span><text:span text:style-name="T9">font </text:span><text:span text:style-name="T2">= (</text:span><text:span text:style-name="T3">'Times'</text:span><text:span text:style-name="T2">, </text:span><text:span text:style-name="T8">10</text:span><text:span text:style-name="T2">), </text:span><text:span text:style-name="T9">command </text:span><text:span text:style-name="T2">= </text:span><text:span text:style-name="T7">self</text:span><text:span text:style-name="T2">.stop)</text:span><text:line-break/><text:span text:style-name="T2"> <text:s text:c="7"/>Load.place(</text:span><text:span text:style-name="T9">x</text:span><text:span text:style-name="T2">=</text:span><text:span text:style-name="T8">0</text:span><text:span text:style-name="T2">,</text:span><text:span text:style-name="T9">y</text:span><text:span text:style-name="T2">=</text:span><text:span text:style-name="T8">20</text:span><text:span text:style-name="T2">);Play.place(</text:span><text:span text:style-name="T9">x</text:span><text:span text:style-name="T2">=</text:span><text:span text:style-name="T8">110</text:span><text:span text:style-name="T2">,</text:span><text:span text:style-name="T9">y</text:span><text:span text:style-name="T2">=</text:span><text:span text:style-name="T8">20</text:span><text:span text:style-name="T2">);Pause.place(</text:span><text:span text:style-name="T9">x</text:span><text:span text:style-name="T2">=</text:span><text:span text:style-name="T8">220</text:span><text:span text:style-name="T2">,</text:span><text:span text:style-name="T9">y</text:span><text:span text:style-name="T2">=</text:span><text:span text:style-name="T8">20</text:span><text:span text:style-name="T2">);Stop.place(</text:span><text:span text:style-name="T9">x</text:span><text:span text:style-name="T2">=</text:span><text:span text:style-name="T8">110</text:span><text:span text:style-name="T2">,</text:span><text:span text:style-name="T9">y</text:span><text:span text:style-name="T2">=</text:span><text:span text:style-name="T8">60</text:span><text:span text:style-name="T2">)</text:span><text:line-break/><text:span text:style-name="T2"> <text:s text:c="7"/></text:span><text:span text:style-name="T7">self</text:span><text:span text:style-name="T2">.music_file = </text:span><text:span text:style-name="T1">False</text:span><text:line-break/><text:span text:style-name="T1"> <text:s text:c="7"/></text:span><text:span text:style-name="T7">self</text:span><text:span text:style-name="T2">.playing_state = </text:span><text:span text:style-name="T1">False</text:span><text:line-break/><text:span text:style-name="T1"> <text:s text:c="7"/></text:span><text:span text:style-name="T2">window.configure(</text:span><text:span text:style-name="T9">background</text:span><text:span text:style-name="T2">=</text:span><text:span text:style-name="T3">"yellow"</text:span><text:span text:style-name="T2">)</text:span><text:line-break/><text:span text:style-name="T2"> <text:s text:c="3"/></text:span><text:span text:style-name="T1">def </text:span><text:span text:style-name="T5">load</text:span><text:span text:style-name="T2">(</text:span><text:span text:style-name="T7">self</text:span><text:span text:style-name="T2">):</text:span><text:line-break/><text:span text:style-name="T2"> <text:s text:c="7"/></text:span><text:span text:style-name="T7">self</text:span><text:span text:style-name="T2">.music_file = filedialog.askopenfilename()</text:span><text:line-break/><text:span text:style-name="T2"> <text:s text:c="3"/></text:span><text:span text:style-name="T1">def </text:span><text:span text:style-name="T5">play</text:span><text:span text:style-name="T2">(</text:span><text:span text:style-name="T7">self</text:span><text:span text:style-name="T2">):</text:span><text:line-break/><text:span text:style-name="T2"> <text:s text:c="7"/></text:span><text:span text:style-name="T1">if </text:span><text:span text:style-name="T7">self</text:span><text:span text:style-name="T2">.music_file:</text:span><text:line-break/><text:span text:style-name="T2"> <text:s text:c="11"/>mixer.init()</text:span><text:line-break/><text:span text:style-name="T2"> <text:s text:c="11"/>mixer.music.load(</text:span><text:span text:style-name="T7">self</text:span><text:span text:style-name="T2">.music_file)</text:span><text:line-break/><text:span text:style-name="T2"> <text:s text:c="11"/>mixer.music.play()</text:span><text:line-break/><text:span text:style-name="T2"> <text:s text:c="3"/></text:span><text:span text:style-name="T1">def </text:span><text:span text:style-name="T5">pause</text:span><text:span text:style-name="T2">(</text:span><text:span text:style-name="T7">self</text:span><text:span text:style-name="T2">):</text:span><text:line-break/><text:span text:style-name="T2"> <text:s text:c="7"/></text:span><text:span text:style-name="T1">if not </text:span><text:span text:style-name="T7">self</text:span><text:span text:style-name="T2">.playing_state:</text:span><text:line-break/><text:span text:style-name="T2"> <text:s text:c="11"/>mixer.music.pause()</text:span><text:line-break/><text:span text:style-name="T2"> <text:s text:c="11"/></text:span><text:span text:style-name="T7">self</text:span><text:span text:style-name="T2">.playing_state=</text:span><text:span text:style-name="T1">True</text:span><text:line-break/><text:line-break/><text:span text:style-name="T1"> <text:s text:c="7"/>else</text:span><text:span text:style-name="T2">:</text:span><text:line-break/><text:span text:style-name="T2"> <text:s text:c="11"/>mixer.music.unpause()</text:span><text:line-break/><text:span text:style-name="T2"> <text:s text:c="7"/></text:span><text:span text:style-name="T7">self</text:span><text:span text:style-name="T2">.playing_state = </text:span><text:span text:style-name="T1">False</text:span><text:line-break/><text:line-break/><text:span text:style-name="T1"> <text:s text:c="3"/>def </text:span><text:span text:style-name="T5">stop</text:span><text:span text:style-name="T2">(</text:span><text:span text:style-name="T7">self</text:span><text:span text:style-name="T2">):</text:span><text:line-break/><text:span text:style-name="T2"> <text:s text:c="7"/>mixer.music.stop()</text:span><text:line-break/><text:line-break/><text:span text:style-name="T2">root= Tk()</text:span><text:line-break/><text:line-break/><text:span text:style-name="T2">app= MusicPlayer(root)</text:span><text:line-break/><text:line-break/><text:span text:style-name="T2">root.mainloop()</text:span><text:lin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11:38:04.098168525</meta:creation-date>
    <dc:date>2020-11-16T11:38:31.517305259</dc:date>
    <meta:editing-duration>PT28S</meta:editing-duration>
    <meta:editing-cycles>1</meta:editing-cycles>
    <meta:document-statistic meta:table-count="0" meta:image-count="0" meta:object-count="0" meta:page-count="1" meta:paragraph-count="1" meta:word-count="146" meta:character-count="1637" meta:non-whitespace-character-count="1268"/>
    <meta:generator>LibreOffice/6.4.5.2$Linux_X86_64 LibreOffice_project/40$Build-2</meta:generator>
  </office:meta>
</office:document-meta>
</file>